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780000007F8E4C6DF5BDD953B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Georgia" svg:font-family="Georgia"/>
    <style:font-face style:name="Signet Roundhand ATT" svg:font-family="'Signet Roundhand ATT'"/>
    <style:font-face style:name="Verdana" svg:font-family="Verdana"/>
    <style:font-face style:name="DejaVu Sans Mono" svg:font-family="'DejaVu Sans Mono'"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margin-left="0cm" fo:margin-right="0cm" fo:margin-top="0cm" fo:margin-bottom="0.353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62cm" style:type="center"/>
          <style:tab-stop style:position="15.24cm" style:type="right"/>
        </style:tab-stops>
      </style:paragraph-properties>
      <style:text-properties fo:color="#000000" style:text-line-through-style="none" style:text-line-through-type="none" style:font-name="Signet Roundhand ATT" fo:font-size="12pt" fo:language="es" fo:country="AR"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P3"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Arial"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s" fo:country="AR"/>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P9" style:family="paragraph" style:parent-style-name="Standard">
      <style:paragraph-properties fo:margin-left="0cm" fo:margin-right="0cm" fo:margin-top="0.011cm" fo:margin-bottom="0cm" loext:contextual-spacing="false" fo:line-height="100%" fo:text-align="justify" style:justify-single-word="false" fo:orphans="2" fo:widows="2" fo:text-indent="0cm" style:auto-text-indent="false" style:writing-mode="lr-tb"/>
      <style:text-properties fo:font-size="6pt" fo:language="es" fo:country="AR" fo:font-weight="bold" style:font-size-asian="5.25pt" style:font-weight-asian="bold" style:font-size-complex="6pt" style:font-weight-complex="bold"/>
    </style:style>
    <style:style style:name="P10" style:family="paragraph" style:parent-style-name="Standard" style:master-page-name="Standard">
      <style:paragraph-properties fo:margin-left="0cm" fo:margin-right="0cm" fo:margin-top="0.011cm" fo:margin-bottom="0cm" loext:contextual-spacing="false" fo:line-height="100%" fo:text-align="justify" style:justify-single-word="false" fo:orphans="2" fo:widows="2" fo:text-indent="0cm" style:auto-text-indent="false" style:page-number="auto" fo:break-before="auto" fo:break-after="auto" style:writing-mode="lr-tb"/>
      <style:text-properties style:font-name="Arial" fo:font-size="11pt" fo:language="es" fo:country="AR" fo:font-style="italic" style:text-underline-style="solid" style:text-underline-width="auto" style:text-underline-color="font-color" fo:font-weight="bold" style:font-name-asian="Arial" style:font-size-asian="11pt" style:font-style-asian="italic" style:font-weight-asian="bold" style:font-name-complex="Arial" style:font-size-complex="11pt" style:font-style-complex="italic" style:font-weight-complex="bold"/>
    </style:style>
    <style:style style:name="P11" style:family="paragraph" style:parent-style-name="Standard">
      <style:paragraph-properties fo:margin-left="0cm" fo:margin-right="0cm" fo:margin-top="0.011cm" fo:margin-bottom="0cm" loext:contextual-spacing="false" fo:line-height="100%" fo:text-align="justify" style:justify-single-word="false" fo:orphans="2" fo:widows="2" fo:text-indent="0cm" style:auto-text-indent="false" fo:break-before="auto" fo:break-after="auto" style:writing-mode="lr-tb"/>
      <style:text-properties fo:font-size="10pt" fo:language="es" fo:country="AR" style:font-size-asian="10pt" style:font-size-complex="10pt"/>
    </style:style>
    <style:style style:name="P12" style:family="paragraph" style:parent-style-name="Standard">
      <style:paragraph-properties fo:margin-left="0cm" fo:margin-right="0cm" fo:margin-top="0.011cm" fo:margin-bottom="0cm" loext:contextual-spacing="false" fo:line-height="100%" fo:text-align="justify" style:justify-single-word="false" fo:orphans="2" fo:widows="2" fo:text-indent="0cm" style:auto-text-indent="false" fo:break-before="auto" fo:break-after="auto" style:writing-mode="lr-tb"/>
      <style:text-properties fo:font-size="10pt" fo:language="es" fo:country="AR" fo:font-weight="bold" style:font-size-asian="10pt" style:font-weight-asian="bold" style:font-size-complex="10pt" style:font-weight-complex="bold"/>
    </style:style>
    <style:style style:name="P13" style:family="paragraph" style:parent-style-name="Standard">
      <style:paragraph-properties fo:margin-top="0.212cm" fo:margin-bottom="0.212cm" loext:contextual-spacing="false" fo:line-height="100%" fo:text-align="justify" style:justify-single-word="false" style:writing-mode="lr-tb">
        <style:tab-stops>
          <style:tab-stop style:position="0cm"/>
        </style:tab-stops>
      </style:paragraph-properties>
      <style:text-properties fo:font-size="6pt" fo:language="es" fo:country="AR" officeooo:paragraph-rsid="001818e6" style:font-size-asian="5.25pt" style:font-size-complex="6pt"/>
    </style:style>
    <style:style style:name="P14" style:family="paragraph" style:parent-style-name="Standard">
      <style:paragraph-properties fo:margin-top="0.212cm" fo:margin-bottom="0.212cm" loext:contextual-spacing="false" fo:line-height="100%" fo:text-align="justify" style:justify-single-word="false" style:writing-mode="lr-tb">
        <style:tab-stops>
          <style:tab-stop style:position="0cm"/>
        </style:tab-stops>
      </style:paragraph-properties>
      <style:text-properties fo:font-size="6pt" fo:language="es" fo:country="AR" officeooo:rsid="00139729" officeooo:paragraph-rsid="001274aa" style:font-size-asian="5.25pt" style:font-size-complex="6pt"/>
    </style:style>
    <style:style style:name="P15" style:family="paragraph" style:parent-style-name="Standard">
      <style:paragraph-properties fo:margin-left="0cm" fo:margin-right="0cm" fo:margin-top="0.212cm" fo:margin-bottom="0.212cm" loext:contextual-spacing="false" fo:line-height="100%" fo:text-align="justify" style:justify-single-word="false" fo:orphans="2" fo:widows="2" fo:text-indent="0cm" style:auto-text-indent="false" style:writing-mode="lr-tb">
        <style:tab-stops>
          <style:tab-stop style:position="0.7cm"/>
        </style:tab-stops>
      </style:paragraph-properties>
      <style:text-properties fo:font-size="11pt" fo:language="es" fo:country="AR" fo:font-weight="normal" officeooo:rsid="001f588f" officeooo:paragraph-rsid="001f588f" style:font-size-asian="11pt" style:font-weight-asian="normal" style:font-size-complex="11pt" style:font-weight-complex="normal"/>
    </style:style>
    <style:style style:name="P16" style:family="paragraph" style:parent-style-name="Standard">
      <style:paragraph-properties fo:margin-left="0cm" fo:margin-right="0cm" fo:margin-top="0.212cm" fo:margin-bottom="0.212cm" loext:contextual-spacing="false" fo:line-height="100%" fo:text-align="justify" style:justify-single-word="false" fo:orphans="2" fo:widows="2" fo:text-indent="0cm" style:auto-text-indent="false" style:writing-mode="lr-tb">
        <style:tab-stops>
          <style:tab-stop style:position="0.7cm"/>
        </style:tab-stops>
      </style:paragraph-properties>
      <style:text-properties fo:font-size="11pt" fo:language="es" fo:country="AR" fo:font-weight="normal" officeooo:rsid="001f588f" officeooo:paragraph-rsid="0020966e" style:font-size-asian="11pt" style:font-weight-asian="normal" style:font-size-complex="11pt" style:font-weight-complex="normal"/>
    </style:style>
    <style:style style:name="P17" style:family="paragraph" style:parent-style-name="Standard">
      <style:paragraph-properties fo:margin-left="0cm" fo:margin-right="0cm" fo:margin-top="0.212cm" fo:margin-bottom="0.212cm" loext:contextual-spacing="false" fo:line-height="100%" fo:text-align="justify" style:justify-single-word="false" fo:orphans="2" fo:widows="2" fo:text-indent="0cm" style:auto-text-indent="false" style:writing-mode="lr-tb">
        <style:tab-stops>
          <style:tab-stop style:position="0.7cm"/>
        </style:tab-stops>
      </style:paragraph-properties>
      <style:text-properties fo:font-size="11pt" fo:language="es" fo:country="AR" fo:font-weight="normal" officeooo:rsid="001f588f" officeooo:paragraph-rsid="001f588f" style:font-size-asian="11pt" style:font-weight-asian="normal" style:font-size-complex="11pt" style:font-weight-complex="normal"/>
    </style:style>
    <style:style style:name="P18" style:family="paragraph" style:parent-style-name="Standard">
      <style:paragraph-properties fo:margin-left="0cm" fo:margin-right="0cm" fo:margin-top="0.212cm" fo:margin-bottom="0.212cm" loext:contextual-spacing="false" fo:line-height="100%" fo:text-align="justify" style:justify-single-word="false" fo:orphans="2" fo:widows="2" fo:text-indent="0cm" style:auto-text-indent="false" style:writing-mode="lr-tb">
        <style:tab-stops>
          <style:tab-stop style:position="0.7cm"/>
        </style:tab-stops>
      </style:paragraph-properties>
      <style:text-properties fo:font-size="11pt" fo:language="es" fo:country="AR" fo:font-weight="normal" officeooo:rsid="0020966e" officeooo:paragraph-rsid="0020966e" style:font-size-asian="11pt" style:font-weight-asian="normal" style:font-size-complex="11pt" style:font-weight-complex="normal"/>
    </style:style>
    <style:style style:name="P19" style:family="paragraph" style:parent-style-name="Standard" style:master-page-name="">
      <style:paragraph-properties fo:margin-left="0cm" fo:margin-right="0cm" fo:margin-top="0.212cm" fo:margin-bottom="0.212cm" loext:contextual-spacing="false" fo:line-height="100%" fo:text-align="justify" style:justify-single-word="false" fo:orphans="2" fo:widows="2" fo:text-indent="0cm" style:auto-text-indent="false" style:page-number="auto" fo:break-before="auto" fo:break-after="auto" style:writing-mode="lr-tb">
        <style:tab-stops>
          <style:tab-stop style:position="0.7cm"/>
        </style:tab-stops>
      </style:paragraph-properties>
      <style:text-properties fo:font-size="11pt" fo:language="es" fo:country="AR" fo:font-weight="normal" officeooo:rsid="001f588f" officeooo:paragraph-rsid="001f588f" style:font-size-asian="11pt" style:font-weight-asian="normal" style:font-size-complex="11pt" style:font-weight-complex="normal"/>
    </style:style>
    <style:style style:name="P20" style:family="paragraph" style:parent-style-name="Text_20_body">
      <style:paragraph-properties style:writing-mode="lr-tb">
        <style:tab-stops>
          <style:tab-stop style:position="0.635cm"/>
        </style:tab-stops>
      </style:paragraph-properties>
      <style:text-properties fo:font-size="11pt" fo:language="es" fo:country="AR" officeooo:paragraph-rsid="001f588f" style:font-size-asian="11pt" style:font-size-complex="11pt"/>
    </style:style>
    <style:style style:name="P21" style:family="paragraph" style:parent-style-name="Text_20_body">
      <style:paragraph-properties style:writing-mode="lr-tb">
        <style:tab-stops>
          <style:tab-stop style:position="0.635cm"/>
        </style:tab-stops>
      </style:paragraph-properties>
      <style:text-properties fo:font-size="6pt" fo:language="es" fo:country="AR" officeooo:paragraph-rsid="001f588f" style:font-size-asian="5.25pt" style:font-size-complex="6pt"/>
    </style:style>
    <style:style style:name="P22" style:family="paragraph" style:parent-style-name="Heading_20_3">
      <style:text-properties fo:language="es" fo:country="AR"/>
    </style:style>
    <style:style style:name="T1" style:family="text">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2" style:family="text">
      <style:text-properties fo:color="#000000" style:text-line-through-style="none" style:text-line-through-type="none" style:font-name="Verdana" fo:font-size="11pt" fo:font-style="normal" style:text-underline-style="none" fo:font-weight="normal" officeooo:rsid="001f588f" style:font-name-asian="Verdana" style:font-size-asian="11pt" style:font-style-asian="normal" style:font-weight-asian="normal" style:font-name-complex="Verdana" style:font-size-complex="11pt" style:font-style-complex="normal" style:font-weight-complex="normal"/>
    </style:style>
    <style:style style:name="T3"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style:font-name="Arial" fo:font-weight="normal" style:font-name-asian="Arial" style:font-weight-asian="normal" style:font-name-complex="Arial" style:font-weight-complex="norm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style:font-name="Arial" fo:font-style="italic" fo:font-weight="bold" style:font-name-asian="Arial" style:font-style-asian="italic" style:font-weight-asian="bold" style:font-name-complex="Arial" style:font-style-complex="italic" style:font-weight-complex="bold"/>
    </style:style>
    <style:style style:name="T7" style:family="text">
      <style:text-properties style:font-name="Arial" fo:font-style="italic" style:text-underline-style="solid" style:text-underline-width="auto" style:text-underline-color="font-color" fo:font-weight="bold" style:font-name-asian="Arial" style:font-style-asian="italic" style:font-weight-asian="bold" style:font-name-complex="Arial" style:font-style-complex="italic" style:font-weight-complex="bold"/>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style:font-name="Verdana" fo:background-color="#c0c0c0" loext:char-shading-value="0" style:font-name-asian="Verdana" style:font-name-complex="Verdana"/>
    </style:style>
    <style:style style:name="T10" style:family="text">
      <style:text-properties style:font-name="Verdana" officeooo:rsid="001274aa" fo:background-color="#c0c0c0" loext:char-shading-value="0" style:font-name-asian="Verdana" style:font-name-complex="Verdana"/>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officeooo:rsid="001f588f"/>
    </style:style>
    <style:style style:name="T13" style:family="text">
      <style:text-properties style:font-name="DejaVu Sans Mono" fo:font-size="10pt" style:font-size-asian="10pt" style:font-size-complex="10pt"/>
    </style:style>
    <style:style style:name="T14" style:family="text">
      <style:text-properties style:font-name="DejaVu Sans Mono" fo:font-size="10pt" officeooo:rsid="0020966e" style:font-size-asian="10pt" style:font-size-complex="10pt"/>
    </style:style>
    <style:style style:name="T15" style:family="text">
      <style:text-properties officeooo:rsid="0020966e"/>
    </style:style>
    <style:style style:name="T16" style:family="text">
      <style:text-properties style:text-underline-style="solid" style:text-underline-width="auto" style:text-underline-color="font-color"/>
    </style:style>
    <style:style style:name="fr1" style:family="graphic" style:parent-style-name="Graphics">
      <style:graphic-properties fo:margin-left="0.318cm" fo:margin-right="0.318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ormas Generales</text:p>
      <text:p text:style-name="P11"><text:span text:style-name="T4">Numere las hojas entregadas. </text:span><text:span text:style-name="T5">Lea detenidamente cada pregunta y consulte las dudas de interpretación que pudiesen surgir. </text:span><text:span text:style-name="T4">Complete en la primera hoja la cantidad total de hojas entregadas.</text:span></text:p>
      <text:p text:style-name="P11"><text:span text:style-name="T4">Realice este parcial en lápiz, o con tinta color azul o negro. </text:span><text:span text:style-name="T6">Por favor </text:span><text:span text:style-name="T11">NO</text:span><text:span text:style-name="T7"> utilice rojo ni verde</text:span><text:span text:style-name="T4">. </text:span></text:p>
      <text:p text:style-name="P11">I<text:span text:style-name="T4">dentificar cada hoja con: Nombre, Apellido, Legajo. </text:span></text:p>
      <text:p text:style-name="P12"><text:span text:style-name="T8">Por favor entregar esta hoja y las restantes del tema junto al examen.</text:span></text:p>
      <text:p text:style-name="P9"><text:span text:style-name="T8"/></text:p>
      <text:p text:style-name="P22"><text:span text:style-name="T9">Preguntas </text:span><text:span text:style-name="T10">Teoricas</text:span></text:p>
      <text:p text:style-name="P13"/>
      <text:p text:style-name="P20">1.<text:tab/><text:span text:style-name="T12">Explique la diferencia entre la dirección y el contenido de una variable.</text:span></text:p>
      <text:p text:style-name="P20"><text:span text:style-name="T12">2.<text:tab/>Explique qué es un vector en C ¿Y una matriz?</text:span></text:p>
      <text:p text:style-name="P20"><text:span text:style-name="T12">3.<text:tab/>¿Cuál es la diferencia entre un archivo .o <text:s/>y un archivo .c? Ej: miprog.o y miprog.c</text:span></text:p>
      <text:p text:style-name="P20"><text:span text:style-name="T12">4.<text:tab/>Explique como funcionan los permisos para archivos y directorios en Linux</text:span></text:p>
      <text:p text:style-name="P21"><text:span text:style-name="T10"/></text:p>
      <text:p text:style-name="P22"><text:span text:style-name="T10">P</text:span><text:span text:style-name="T9">arte Práctica</text:span></text:p>
      <text:p text:style-name="P14"/>
      <text:p text:style-name="P19">1.<text:tab/>Dado el siguiente prototipo: <text:s text:c="5"/><text:span text:style-name="T13">void minmay(int *vec, int tam, int lim);</text:span></text:p>
      <text:p text:style-name="P15">Escribir una función que tome el vector de enteros (vec), su tamaño (tam) y un valor límite (lim). La función deberá indicar cuántos valores dentro del vector están por arriba del límite y cuantos están por debajo de el. Deberá informar estos resultados por pantalla.</text:p>
      <text:p text:style-name="P15">2.<text:tab/>Escribir un programa que recibe por línea de comando como parámetro una cadena. Una vez en funcionamiento el programa pedirá al usuario ingresar 10 frases (de tamaño máximo 1024 caracteres). El programa imprimirá por pantalla estas frases, pero antes de hacerlo reemplazará las cadenas indicadas por línea de comando con tantas X como caracteres posea la palabra que se pasó como parámetro.</text:p>
      <text:p text:style-name="P15"><text:span text:style-name="T15">3.<text:tab/>Escribir </text:span>una función <text:span text:style-name="T15">que r</text:span>ecibe un vector de 1024 bytes con un<text:span text:style-name="T15">a cadena (de estilo C)</text:span>. <text:span text:style-name="T15">Esta función deberá </text:span>devolver un <text:span text:style-name="T15">nuevo </text:span>vector con <text:span text:style-name="T15">una copia de </text:span>la cadena <text:span text:style-name="T15">ingresada. Pero el vector devuelto debe tener solamente </text:span>el tamaño <text:span text:style-name="T15">necesario para alojar la cadena</text:span>.</text:p>
      <text:p text:style-name="P16"><text:span text:style-name="T15">4.<text:tab/>Realizar un </text:span>función <text:span text:style-name="T15">con prototipo: <text:s text:c="2"/></text:span><text:span text:style-name="T14">unsigned int my_streq (char *str1, char *str2);</text:span></text:p>
      <text:p text:style-name="P16"><text:span text:style-name="T15">Esta función deberá d</text:span>etermin<text:span text:style-name="T15">ar</text:span> si la <text:span text:style-name="T15">primer </text:span>cadena es igual a la segunda. <text:span text:style-name="T15">Si son iguales retornará verdadero y si son distintas puede retornar falso.</text:span></text:p>
      <text:p text:style-name="P18">5.<text:tab/>Escribir u<text:span text:style-name="T12">n programa </text:span>que t<text:span text:style-name="T12">om</text:span>e <text:span text:style-name="T12">por línea de comando la cantidad de enteros que va a pedirle al usuario. </text:span>E<text:span text:style-name="T12">l programa </text:span>deberá re<text:span text:style-name="T12">serva</text:span>r<text:span text:style-name="T12"> la memoria necesaria para guardarlos </text:span>y l<text:span text:style-name="T12">uego pedir</text:span>le <text:span text:style-name="T12">al usuario que ingrese estos enteros </text:span>de a uno. Una vez finalizado el ingreso el programa calculará <text:span text:style-name="T12">el valor medio de los enteros ingresados </text:span>y lo presentará por pantalla<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Georgia" svg:font-family="Georgia"/>
    <style:font-face style:name="Signet Roundhand ATT" svg:font-family="'Signet Roundhand ATT'"/>
    <style:font-face style:name="Verdana" svg:font-family="Verdana"/>
    <style:font-face style:name="DejaVu Sans Mono" svg:font-family="'DejaVu Sans Mono'"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2"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3"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4"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5"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6"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7"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8"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style style:name="List1Level1"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prefix=" " style:num-suffix="." style:num-format="1">
        <style:list-level-properties text:space-before="0.635cm"/>
      </text:list-level-style-number>
      <text:list-level-style-number text:level="2" text:style-name="List1Level1" style:num-prefix=" " style:num-suffix=")" style:num-format="a">
        <style:list-level-properties text:space-before="1.905cm"/>
      </text:list-level-style-number>
      <text:list-level-style-bullet text:level="3" text:style-name="List1Level2" text:bullet-char="●">
        <style:list-level-properties text:space-before="3.493cm"/>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text:space-before="7.303cm"/>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67cm" fo:margin-left="0cm" table:align="left" style:writing-mode="lr-tb"/>
    </style:style>
    <style:style style:name="Table1.A" style:family="table-column">
      <style:table-column-properties style:column-width="2.166cm"/>
    </style:style>
    <style:style style:name="Table1.B" style:family="table-column">
      <style:table-column-properties style:column-width="9.543cm"/>
    </style:style>
    <style:style style:name="Table1.C" style:family="table-column">
      <style:table-column-properties style:column-width="5.258cm"/>
    </style:style>
    <style:style style:name="Table1.A1" style:family="table-cell">
      <style:table-cell-properties style:vertical-align="top" fo:background-color="#ffffff" fo:padding="0cm" fo:border-left="0.25pt solid #000000" fo:border-right="0.25pt solid #000000" fo:border-top="0.25pt solid #000000" fo:border-bottom="0.5pt solid #000000">
        <style:background-image/>
      </style:table-cell-properties>
    </style:style>
    <style:style style:name="Table2" style:family="table">
      <style:table-properties style:width="17.013cm" fo:margin-left="0cm" table:align="left" style:writing-mode="lr-tb"/>
    </style:style>
    <style:style style:name="Table2.A" style:family="table-column">
      <style:table-column-properties style:column-width="10.504cm"/>
    </style:style>
    <style:style style:name="Table2.B" style:family="table-column">
      <style:table-column-properties style:column-width="3.625cm"/>
    </style:style>
    <style:style style:name="Table2.C" style:family="table-column">
      <style:table-column-properties style:column-width="2.884cm"/>
    </style:style>
    <style:style style:name="Table2.A1" style:family="table-cell">
      <style:table-cell-properties style:vertical-align="top" fo:background-color="#ffffff" fo:padding-left="0.191cm" fo:padding-right="0.191cm" fo:padding-top="0cm" fo:padding-bottom="0cm" fo:border="0.5pt solid #000000">
        <style:background-image/>
      </style:table-cell-properties>
    </style:style>
    <style:style style:name="MP1" style:family="paragraph" style:parent-style-name="Standard" style:master-page-name="Standard">
      <style:paragraph-properties fo:margin-left="0cm" fo:margin-right="0cm" fo:margin-top="0cm" fo:margin-bottom="0.353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MP2"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62cm" style:type="center"/>
          <style:tab-stop style:position="15.24cm" style:type="right"/>
        </style:tab-stops>
      </style:paragraph-properties>
      <style:text-properties fo:color="#000000" style:text-line-through-style="none" style:text-line-through-type="none" style:font-name="Signet Roundhand ATT" fo:font-size="12pt" fo:language="es" fo:country="AR"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M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MP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M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Arial"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s" fo:country="AR"/>
    </style:style>
    <style:style style:name="MT1" style:family="text">
      <style:text-properties fo:color="#000000" style:text-line-through-style="none" style:text-line-through-type="none" style:font-name="Verdana" fo:font-size="11pt" fo:font-style="normal" style:text-underline-style="none" fo:font-weight="normal" officeooo:rsid="001f588f" style:font-name-asian="Verdana" style:font-size-asian="11pt" style:font-style-asian="normal" style:font-weight-asian="normal" style:font-name-complex="Verdana" style:font-size-complex="11pt" style:font-style-complex="normal" style:font-weight-complex="normal"/>
    </style:style>
    <style:style style:name="MT2" style:family="text">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T3"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Mfr1" style:family="graphic" style:parent-style-name="Graphics">
      <style:graphic-properties fo:margin-left="0.318cm" fo:margin-right="0.318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252cm" style:dynamic-spacing="true"/>
      </style:header-style>
      <style:footer-style>
        <style:header-footer-properties fo:min-height="2.251cm" fo:margin-left="0cm" fo:margin-right="0cm" fo:margin-top="2.251cm"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table-cell table:style-name="Table1.A1" office:value-type="string">
              <text:p text:style-name="MP2"><draw:frame draw:style-name="Mfr1" draw:name="Image1" text:anchor-type="as-char" svg:width="1.734cm" svg:height="1.887cm" draw:z-index="0"><draw:image xlink:href="Pictures/10000000000000780000007F8E4C6DF5BDD953B4.png" xlink:type="simple" xlink:show="embed" xlink:actuate="onLoad"/></draw:frame></text:p>
            </table:table-cell>
            <table:table-cell table:style-name="Table1.A1" office:value-type="string">
              <text:p text:style-name="MP3">Universidad Tecnológica Nacional</text:p>
              <text:p text:style-name="MP3">Facultad Regional <text:s/>Buenos Aires</text:p>
              <text:p text:style-name="MP3">Departamento de Ingeniería Electrónica</text:p>
            </table:table-cell>
            <table:table-cell table:style-name="Table1.A1" office:value-type="string">
              <text:p text:style-name="MP4">Informática I</text:p>
              <text:p text:style-name="MP2"><text:span text:style-name="MT1">14</text:span><text:span text:style-name="MT2"> de Ju</text:span><text:span text:style-name="MT1">l</text:span><text:span text:style-name="MT2">io de 201</text:span><text:span text:style-name="MT1">8</text:span></text:p>
              <text:p text:style-name="MP5">1° Parcial</text:p>
            </table:table-cell>
          </table:table-row>
        </table:table>
        <text:p text:style-name="MP6"/>
        <table:table table:name="Table2" table:style-name="Table2">
          <table:table-column table:style-name="Table2.A"/>
          <table:table-column table:style-name="Table2.B"/>
          <table:table-column table:style-name="Table2.C"/>
          <table:table-row>
            <table:table-cell table:style-name="Table2.A1" office:value-type="string">
              <text:p text:style-name="MP4">Apellido y Nombres</text:p>
            </table:table-cell>
            <table:table-cell table:style-name="Table2.A1" office:value-type="string">
              <text:p text:style-name="MP4">Legajo</text:p>
            </table:table-cell>
            <table:table-cell table:style-name="Table2.A1" office:value-type="string">
              <text:p text:style-name="MP4"># de Hojas</text:p>
            </table:table-cell>
          </table:table-row>
          <table:table-row>
            <table:table-cell table:style-name="Table2.A1" office:value-type="string">
              <text:p text:style-name="MP7"/>
            </table:table-cell>
            <table:table-cell table:style-name="Table2.A1" office:value-type="string">
              <text:p text:style-name="MP7"/>
            </table:table-cell>
            <table:table-cell table:style-name="Table2.A1" office:value-type="string">
              <text:p text:style-name="MP7"/>
            </table:table-cell>
          </table:table-row>
        </table:table>
        <text:p text:style-name="MP8"/>
      </style:header>
      <style:footer>
        <text:p text:style-name="MP2"><text:span text:style-name="MT3">Página </text:span><text:span text:style-name="MT3"><text:page-number text:select-page="current">1</text:page-number></text:span><text:span text:style-name="MT3"> de </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meta:initial-creator/>
    <meta:editing-cycles>14</meta:editing-cycles>
    <dc:date>2018-07-13T19:06:53.108733779</dc:date>
    <meta:editing-duration>PT1H55M15S</meta:editing-duration>
    <meta:document-statistic meta:table-count="2" meta:image-count="1" meta:object-count="0" meta:page-count="1" meta:paragraph-count="29" meta:word-count="421" meta:character-count="2522" meta:non-whitespace-character-count="2118"/>
  </office:meta>
</office:document-meta>
</file>